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09000001A45A209D0C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84cm" svg:height="11.112cm" svg:x="1cm" svg:y="1cm">
          <draw:image xlink:href="Pictures/1000000000000209000001A45A209D0C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8-28T15:59:10</meta:creation-date>
    <meta:print-date>2014-08-29T07:41:47</meta:print-date>
    <dc:date>2014-08-29T07:41:52</dc:date>
    <meta:editing-duration>PT00H07M40S</meta:editing-duration>
    <meta:editing-cycles>3</meta:editing-cycles>
    <meta:generator>NeoOffice/3.4.1$Unix OpenOffice.org_project/Patch 7</meta:generator>
    <meta:document-statistic meta:object-count="1"/>
  </office:meta>
</office:document-meta>
</file>